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3.272cm" fo:break-before="auto" style:use-optimal-row-height="false"/>
    </style:style>
    <style:style style:name="ro4" style:family="table-row">
      <style:table-row-properties style:row-height="2.244cm" fo:break-before="auto" style:use-optimal-row-height="false"/>
    </style:style>
    <style:style style:name="ro5" style:family="table-row">
      <style:table-row-properties style:row-height="2.771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7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 style:data-style-name="N8001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complex="Arial1"/>
    </style:style>
    <style:style style:name="ce14" style:family="table-cell" style:parent-style-name="Excel_20_Built-in_20_Normal">
      <style:table-cell-properties fo:background-color="transparent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17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18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Default"/>
        <table:table-column table:style-name="co4" table:number-columns-repeated="709" table:default-cell-style-name="Excel_20_Built-in_20_Normal"/>
        <table:table-column table:style-name="co4" table:number-columns-repeated="311" table:default-cell-style-name="Default"/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État</text:p>
          </table:table-cell>
          <table:table-cell table:style-name="ce2" office:value-type="string">
            <text:p>Explication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a couleur</text:p>
          </table:table-cell>
          <table:table-cell table:style-name="ce7" office:value-type="string">
            <text:p>OK</text:p>
          </table:table-cell>
          <table:table-cell table:style-name="ce13" office:value-type="string">
            <text:p>Le contraste <text:span text:style-name="T1">n'est pas suffisamment élevé</text:span> sur certains éléments. Cela peut rendre difficile pour les utilisateurs de distinguer les formes des caractères, ce qui peut <text:span text:style-name="T1">réduire </text:span><text:span text:style-name="T1">la compréhension de la lecture et ralentir la vitesse de lecture</text:span>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a visibilité</text:p>
          </table:table-cell>
          <table:table-cell table:style-name="ce8" office:value-type="string">
            <text:p>OK</text:p>
          </table:table-cell>
          <table:table-cell table:style-name="ce14" office:value-type="string">
            <text:p>Le bouton «<text:span text:style-name="T2"> scrollToTop </text:span>» a à la fois une opacité de<text:span text:style-name="T1"> zéro</text:span> et un « <text:span text:style-name="T2">z-index </text:span><text:span text:style-name="T1">» de 500</text:span> <text:s/>qu'il faut <text:span text:style-name="T1">retirer</text:span>. L'élément « <text:span text:style-name="T2">btn-dwn</text:span><text:span text:style-name="T1"> »</text:span> est en « <text:span text:style-name="T2">display:none</text:span><text:span text:style-name="T1"> », </text:span><text:span text:style-name="T3">il sera à</text:span><text:span text:style-name="T1"> supprimer </text:span><text:span text:style-name="T1">également</text:span>. Les techniques de <text:span text:style-name="T1">masquage du contenu</text:span>, telles que <text:span text:style-name="T1">l'opacité nulle</text:span>, <text:span text:style-name="T1">l'ordre d'indexation en « z »</text:span> et le placement hors écran, <text:span text:style-name="T1">NE DOIVENT PAS</text:span> être utilisées exclusivement pour gérer la visibilité.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Le focus</text:p>
          </table:table-cell>
          <table:table-cell table:style-name="ce9" office:value-type="string">
            <text:p>OK</text:p>
          </table:table-cell>
          <table:table-cell table:style-name="ce15" office:value-type="string">
            <text:p>Le focus permet de<text:span text:style-name="T1"> naviguer sans clavie</text:span>r à l'aide de la touche «<text:span text:style-name="T2"> tabulation</text:span> » du clavier. Avec la propriété «<text:span text:style-name="T2"> outline </text:span>» on ne distingue plus où se situe la sélection d'un lien ou d'un bouton. <text:span text:style-name="T1">Il faut retirer ces propriétés du CSS</text:span>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Les équivalents textuels</text:p>
          </table:table-cell>
          <table:table-cell table:style-name="ce10" office:value-type="string">
            <text:p>OK</text:p>
          </table:table-cell>
          <table:table-cell table:style-name="ce16" office:value-type="string">
            <text:p>-Toutes les images ont une <text:span text:style-name="T1">description alternativ</text:span>e. <text:s text:c="48"/>-Tous les champs de saisies n'avaient pas de «<text:span text:style-name="T2"> label for </text:span>» ce qui n'indiquait pas <text:span text:style-name="T1">correctement de quel champ il s'agissait</text:span>. <text:s text:c="52"/>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a gestion des états</text:p>
          </table:table-cell>
          <table:table-cell table:style-name="ce11" office:value-type="string">
            <text:p>OK</text:p>
          </table:table-cell>
          <table:table-cell table:style-name="ce17" office:value-type="string">
            <text:p>L'analyse de Wave démontre qu'il n'y a pas d'erreurs concernant la gestion des états car <text:span text:style-name="T1">pas utilisée</text:span>.</text:p>
          </table:table-cell>
          <table:table-cell table:number-columns-repeated="1021"/>
        </table:table-row>
        <table:table-row table:style-name="ro5">
          <table:table-cell table:style-name="ce5" office:value-type="string">
            <text:p>L'orientation</text:p>
          </table:table-cell>
          <table:table-cell table:style-name="ce12" office:value-type="string">
            <text:p>OK</text:p>
          </table:table-cell>
          <table:table-cell table:style-name="ce18" office:value-type="string">
            <text:p>L'orientation n'est<text:span text:style-name="T1"> pas limitée</text:span>.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Directives générales</text:p>
          </table:table-cell>
          <table:table-cell table:style-name="ce7" office:value-type="string">
            <text:p>OK</text:p>
          </table:table-cell>
          <table:table-cell table:style-name="ce17" office:value-type="string">
            <text:p/>
            <text:p>Les titres respectent l'ordre hiérarchique.</text:p>
          </table:table-cell>
          <table:table-cell table:number-columns-repeated="1021"/>
        </table:table-row>
        <table:table-row table:style-name="ro6" table:number-rows-repeated="989">
          <table:table-cell table:number-columns-repeated="1024"/>
        </table:table-row>
        <table:table-row table:style-name="ro7" table:number-rows-repeated="1047562">
          <table:table-cell table:number-columns-repeated="1024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number number:decimal-places="0" number:min-integer-digits="1" number:grouping="true"/>
      <number:text>    </number:text>
    </number:number-style>
    <number:number-style style:name="N123P2" style:volatile="true"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number number:decimal-places="0" number:min-integer-digits="1" number:grouping="true"/>
      <number:text> € </number:text>
    </number:number-style>
    <number:number-style style:name="N124P2" style:volatile="true"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number number: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number number: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1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17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6T17:05:12.57</dc:date>
    <meta:generator>OpenOffice/4.1.7$Win32 OpenOffice.org_project/417m1$Build-9800</meta:generator>
    <meta:editing-duration>P3DT5H26M16S</meta:editing-duration>
    <meta:editing-cycles>7</meta:editing-cycles>
    <meta:document-statistic meta:table-count="1" meta:cell-count="24" meta:object-count="0"/>
  </office:meta>
</office:document-meta>
</file>